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cod_ambito</text:p>
          </table:table-cell>
          <table:table-cell office:value-type="string" calcext:value-type="string">
            <text:p>cod_ine_ambito</text:p>
          </table:table-cell>
          <table:table-cell office:value-type="string" calcext:value-type="string">
            <text:p>nombre_ambito</text:p>
          </table:table-cell>
          <table:table-cell office:value-type="string" calcext:value-type="string">
            <text:p>cod_sexo</text:p>
          </table:table-cell>
          <table:table-cell office:value-type="string" calcext:value-type="string">
            <text:p>cod_gedad</text:p>
          </table:table-cell>
          <table:table-cell table:style-name="Default" office:value-type="string" calcext:value-type="string">
            <text:p>fecha_defuncion</text:p>
          </table:table-cell>
          <table:table-cell office:value-type="string" calcext:value-type="string">
            <text:p>defunciones_observadas</text:p>
          </table:table-cell>
          <table:table-cell office:value-type="string" calcext:value-type="string">
            <text:p>defunciones_observadas_lim_inf</text:p>
          </table:table-cell>
          <table:table-cell office:value-type="string" calcext:value-type="string">
            <text:p>defunciones_observadas_lim_sup</text:p>
          </table:table-cell>
          <table:table-cell office:value-type="string" calcext:value-type="string">
            <text:p>defunciones_esperadas</text:p>
          </table:table-cell>
          <table:table-cell office:value-type="string" calcext:value-type="string">
            <text:p>defunciones_esperadas_q01</text:p>
          </table:table-cell>
          <table:table-cell office:value-type="string" calcext:value-type="string">
            <text:p>defunciones_esperadas_q99</text:p>
          </table:table-cell>
          <table:table-cell/>
          <table:table-cell office:value-type="string" calcext:value-type="string">
            <text:p>dia_mes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31</text:p>
          </table:table-cell>
          <table:table-cell/>
          <table:table-cell table:formula="of:=CONCATENATE(MONTH([.F2]);&quot;-&quot;;DAY([.F2]))" office:value-type="string" office:string-value="3-15" calcext:value-type="string">
            <text:p>3-1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5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31</text:p>
          </table:table-cell>
          <table:table-cell/>
          <table:table-cell table:formula="of:=CONCATENATE(MONTH([.F3]);&quot;-&quot;;DAY([.F3]))" office:value-type="string" office:string-value="3-15" calcext:value-type="string">
            <text:p>3-1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5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72.74</text:p>
          </table:table-cell>
          <table:table-cell/>
          <table:table-cell table:formula="of:=CONCATENATE(MONTH([.F4]);&quot;-&quot;;DAY([.F4]))" office:value-type="string" office:string-value="3-15" calcext:value-type="string">
            <text:p>3-1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7.69</text:p>
          </table:table-cell>
          <table:table-cell office:value-type="float" office:value="70465" calcext:value-type="float">
            <text:p>70465</text:p>
          </table:table-cell>
          <table:table-cell/>
          <table:table-cell table:formula="of:=CONCATENATE(MONTH([.F5]);&quot;-&quot;;DAY([.F5]))" office:value-type="string" office:string-value="3-15" calcext:value-type="string">
            <text:p>3-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15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88.69</text:p>
          </table:table-cell>
          <table:table-cell office:value-type="float" office:value="138775" calcext:value-type="float">
            <text:p>138775</text:p>
          </table:table-cell>
          <table:table-cell/>
          <table:table-cell table:formula="of:=CONCATENATE(MONTH([.F6]);&quot;-&quot;;DAY([.F6]); YEAR([.F6]))" office:value-type="string" office:string-value="3-152019" calcext:value-type="string">
            <text:p>3-15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15</text:p>
          </table:table-cell>
          <table:table-cell table:number-columns-repeated="3" office:value-type="float" office:value="228" calcext:value-type="float">
            <text:p>228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88.69</text:p>
          </table:table-cell>
          <table:table-cell office:value-type="float" office:value="139465" calcext:value-type="float">
            <text:p>139465</text:p>
          </table:table-cell>
          <table:table-cell/>
          <table:table-cell table:formula="of:=CONCATENATE(MONTH([.F7]);&quot;-&quot;;DAY([.F7]); YEAR([.F7]))" office:value-type="string" office:string-value="3-152020" calcext:value-type="string">
            <text:p>3-15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6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7.69</text:p>
          </table:table-cell>
          <table:table-cell office:value-type="float" office:value="70465" calcext:value-type="float">
            <text:p>70465</text:p>
          </table:table-cell>
          <table:table-cell/>
          <table:table-cell table:formula="of:=CONCATENATE(MONTH([.F8]);&quot;-&quot;;DAY([.F8]))" office:value-type="string" office:string-value="3-16" calcext:value-type="string">
            <text:p>3-16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6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7.69</text:p>
          </table:table-cell>
          <table:table-cell office:value-type="float" office:value="70465" calcext:value-type="float">
            <text:p>70465</text:p>
          </table:table-cell>
          <table:table-cell/>
          <table:table-cell table:formula="of:=CONCATENATE(MONTH([.F9]);&quot;-&quot;;DAY([.F9]))" office:value-type="string" office:string-value="3-16" calcext:value-type="string">
            <text:p>3-16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6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70.31</text:p>
          </table:table-cell>
          <table:table-cell/>
          <table:table-cell table:formula="of:=CONCATENATE(MONTH([.F10]);&quot;-&quot;;DAY([.F10]))" office:value-type="string" office:string-value="3-16" calcext:value-type="string">
            <text:p>3-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16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87.38</text:p>
          </table:table-cell>
          <table:table-cell office:value-type="float" office:value="138775" calcext:value-type="float">
            <text:p>138775</text:p>
          </table:table-cell>
          <table:table-cell/>
          <table:table-cell table:formula="of:=CONCATENATE(MONTH([.F11]);&quot;-&quot;;DAY([.F11]); YEAR([.F11]))" office:value-type="string" office:string-value="3-162019" calcext:value-type="string">
            <text:p>3-16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16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111" calcext:value-type="float">
            <text:p>111</text:p>
          </table:table-cell>
          <table:table-cell office:value-type="float" office:value="87845" calcext:value-type="float">
            <text:p>87845</text:p>
          </table:table-cell>
          <table:table-cell office:value-type="float" office:value="139465" calcext:value-type="float">
            <text:p>139465</text:p>
          </table:table-cell>
          <table:table-cell/>
          <table:table-cell table:formula="of:=CONCATENATE(MONTH([.F12]);&quot;-&quot;;DAY([.F12]); YEAR([.F12]))" office:value-type="string" office:string-value="3-162020" calcext:value-type="string">
            <text:p>3-16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7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70.31</text:p>
          </table:table-cell>
          <table:table-cell/>
          <table:table-cell table:formula="of:=CONCATENATE(MONTH([.F13]);&quot;-&quot;;DAY([.F13]))" office:value-type="string" office:string-value="3-17" calcext:value-type="string">
            <text:p>3-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17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87035" calcext:value-type="float">
            <text:p>87035</text:p>
          </table:table-cell>
          <table:table-cell office:value-type="float" office:value="136705" calcext:value-type="float">
            <text:p>136705</text:p>
          </table:table-cell>
          <table:table-cell/>
          <table:table-cell table:formula="of:=CONCATENATE(MONTH([.F14]);&quot;-&quot;;DAY([.F14]); YEAR([.F14]))" office:value-type="string" office:string-value="3-172019" calcext:value-type="string">
            <text:p>3-17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17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290.039722857473</text:p>
          </table:table-cell>
          <table:table-cell office:value-type="float" office:value="111" calcext:value-type="float">
            <text:p>111</text:p>
          </table:table-cell>
          <table:table-cell office:value-type="float" office:value="88535" calcext:value-type="float">
            <text:p>88535</text:p>
          </table:table-cell>
          <table:table-cell office:value-type="float" office:value="139465" calcext:value-type="float">
            <text:p>139465</text:p>
          </table:table-cell>
          <table:table-cell/>
          <table:table-cell table:formula="of:=CONCATENATE(MONTH([.F15]);&quot;-&quot;;DAY([.F15]); YEAR([.F15]))" office:value-type="string" office:string-value="3-172020" calcext:value-type="string">
            <text:p>3-17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8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9.62</text:p>
          </table:table-cell>
          <table:table-cell/>
          <table:table-cell table:formula="of:=CONCATENATE(MONTH([.F16]);&quot;-&quot;;DAY([.F16]))" office:value-type="string" office:string-value="3-18" calcext:value-type="string">
            <text:p>3-1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159.0584632661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8.93</text:p>
          </table:table-cell>
          <table:table-cell/>
          <table:table-cell table:formula="of:=CONCATENATE(MONTH([.F17]);&quot;-&quot;;DAY([.F17]))" office:value-type="string" office:string-value="3-18" calcext:value-type="string">
            <text:p>3-1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130.054775717503</text:p>
          </table:table-cell>
          <table:table-cell office:value-type="float" office:value="55" calcext:value-type="float">
            <text:p>55</text:p>
          </table:table-cell>
          <table:table-cell office:value-type="float" office:value="41535" calcext:value-type="float">
            <text:p>41535</text:p>
          </table:table-cell>
          <table:table-cell office:value-type="string" calcext:value-type="string">
            <text:p>70.93</text:p>
          </table:table-cell>
          <table:table-cell/>
          <table:table-cell table:formula="of:=CONCATENATE(MONTH([.F18]);&quot;-&quot;;DAY([.F18]))" office:value-type="string" office:string-value="3-18" calcext:value-type="string">
            <text:p>3-1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8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.69</text:p>
          </table:table-cell>
          <table:table-cell office:value-type="float" office:value="69085" calcext:value-type="float">
            <text:p>69085</text:p>
          </table:table-cell>
          <table:table-cell/>
          <table:table-cell table:formula="of:=CONCATENATE(MONTH([.F19]);&quot;-&quot;;DAY([.F19]))" office:value-type="string" office:string-value="3-18" calcext:value-type="string">
            <text:p>3-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18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87035" calcext:value-type="float">
            <text:p>87035</text:p>
          </table:table-cell>
          <table:table-cell office:value-type="float" office:value="136705" calcext:value-type="float">
            <text:p>136705</text:p>
          </table:table-cell>
          <table:table-cell/>
          <table:table-cell table:formula="of:=CONCATENATE(MONTH([.F20]);&quot;-&quot;;DAY([.F20]); YEAR([.F20]))" office:value-type="string" office:string-value="3-182019" calcext:value-type="string">
            <text:p>3-18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18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298.070521859451</text:p>
          </table:table-cell>
          <table:table-cell office:value-type="string" calcext:value-type="string">
            <text:p>113.5</text:p>
          </table:table-cell>
          <table:table-cell office:value-type="float" office:value="88535" calcext:value-type="float">
            <text:p>88535</text:p>
          </table:table-cell>
          <table:table-cell office:value-type="float" office:value="139465" calcext:value-type="float">
            <text:p>139465</text:p>
          </table:table-cell>
          <table:table-cell/>
          <table:table-cell table:formula="of:=CONCATENATE(MONTH([.F21]);&quot;-&quot;;DAY([.F21]); YEAR([.F21]))" office:value-type="string" office:string-value="3-182020" calcext:value-type="string">
            <text:p>3-18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9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345" calcext:value-type="float">
            <text:p>4034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22]);&quot;-&quot;;DAY([.F22]))" office:value-type="string" office:string-value="3-19" calcext:value-type="string">
            <text:p>3-1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157.045674903993</text:p>
          </table:table-cell>
          <table:table-cell office:value-type="float" office:value="55" calcext:value-type="float">
            <text:p>55</text:p>
          </table:table-cell>
          <table:table-cell office:value-type="float" office:value="41535" calcext:value-type="float">
            <text:p>4153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23]);&quot;-&quot;;DAY([.F23]))" office:value-type="string" office:string-value="3-19" calcext:value-type="string">
            <text:p>3-1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9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8.24</text:p>
          </table:table-cell>
          <table:table-cell/>
          <table:table-cell table:formula="of:=CONCATENATE(MONTH([.F24]);&quot;-&quot;;DAY([.F24]))" office:value-type="string" office:string-value="3-19" calcext:value-type="string">
            <text:p>3-1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9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197.0598933139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6.31</text:p>
          </table:table-cell>
          <table:table-cell/>
          <table:table-cell table:formula="of:=CONCATENATE(MONTH([.F25]);&quot;-&quot;;DAY([.F25]))" office:value-type="string" office:string-value="3-19" calcext:value-type="string">
            <text:p>3-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19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87035" calcext:value-type="float">
            <text:p>87035</text:p>
          </table:table-cell>
          <table:table-cell office:value-type="float" office:value="136705" calcext:value-type="float">
            <text:p>136705</text:p>
          </table:table-cell>
          <table:table-cell/>
          <table:table-cell table:formula="of:=CONCATENATE(MONTH([.F26]);&quot;-&quot;;DAY([.F26]); YEAR([.F26]))" office:value-type="string" office:string-value="3-192019" calcext:value-type="string">
            <text:p>3-19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19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373.063773417533</text:p>
          </table:table-cell>
          <table:table-cell office:value-type="float" office:value="114" calcext:value-type="float">
            <text:p>114</text:p>
          </table:table-cell>
          <table:table-cell office:value-type="float" office:value="88535" calcext:value-type="float">
            <text:p>88535</text:p>
          </table:table-cell>
          <table:table-cell office:value-type="float" office:value="134655" calcext:value-type="float">
            <text:p>134655</text:p>
          </table:table-cell>
          <table:table-cell/>
          <table:table-cell table:formula="of:=CONCATENATE(MONTH([.F27]);&quot;-&quot;;DAY([.F27]); YEAR([.F27]))" office:value-type="string" office:string-value="3-192020" calcext:value-type="string">
            <text:p>3-19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178.081436287135</text:p>
          </table:table-cell>
          <table:table-cell office:value-type="float" office:value="56" calcext:value-type="float">
            <text:p>56</text:p>
          </table:table-cell>
          <table:table-cell office:value-type="float" office:value="41535" calcext:value-type="float">
            <text:p>4153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28]);&quot;-&quot;;DAY([.F28]))" office:value-type="string" office:string-value="3-20" calcext:value-type="string">
            <text:p>3-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0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string" calcext:value-type="string">
            <text:p>114.5</text:p>
          </table:table-cell>
          <table:table-cell office:value-type="float" office:value="87035" calcext:value-type="float">
            <text:p>87035</text:p>
          </table:table-cell>
          <table:table-cell office:value-type="float" office:value="134655" calcext:value-type="float">
            <text:p>134655</text:p>
          </table:table-cell>
          <table:table-cell/>
          <table:table-cell table:formula="of:=CONCATENATE(MONTH([.F29]);&quot;-&quot;;DAY([.F29]); YEAR([.F29]))" office:value-type="string" office:string-value="3-202019" calcext:value-type="string">
            <text:p>3-20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0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441.092588901475</text:p>
          </table:table-cell>
          <table:table-cell office:value-type="float" office:value="114" calcext:value-type="float">
            <text:p>114</text:p>
          </table:table-cell>
          <table:table-cell office:value-type="float" office:value="88535" calcext:value-type="float">
            <text:p>88535</text:p>
          </table:table-cell>
          <table:table-cell office:value-type="float" office:value="134655" calcext:value-type="float">
            <text:p>134655</text:p>
          </table:table-cell>
          <table:table-cell/>
          <table:table-cell table:formula="of:=CONCATENATE(MONTH([.F30]);&quot;-&quot;;DAY([.F30]); YEAR([.F30]))" office:value-type="string" office:string-value="3-202020" calcext:value-type="string">
            <text:p>3-20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1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6.31</text:p>
          </table:table-cell>
          <table:table-cell/>
          <table:table-cell table:formula="of:=CONCATENATE(MONTH([.F31]);&quot;-&quot;;DAY([.F31]))" office:value-type="string" office:string-value="3-21" calcext:value-type="string">
            <text:p>3-2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1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251.083482014955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66.31</text:p>
          </table:table-cell>
          <table:table-cell/>
          <table:table-cell table:formula="of:=CONCATENATE(MONTH([.F32]);&quot;-&quot;;DAY([.F32]))" office:value-type="string" office:string-value="3-21" calcext:value-type="string">
            <text:p>3-2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1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0345" calcext:value-type="float">
            <text:p>4034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33]);&quot;-&quot;;DAY([.F33]))" office:value-type="string" office:string-value="3-21" calcext:value-type="string">
            <text:p>3-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7035" calcext:value-type="float">
            <text:p>87035</text:p>
          </table:table-cell>
          <table:table-cell office:value-type="float" office:value="134655" calcext:value-type="float">
            <text:p>134655</text:p>
          </table:table-cell>
          <table:table-cell/>
          <table:table-cell table:formula="of:=CONCATENATE(MONTH([.F34]);&quot;-&quot;;DAY([.F34]); YEAR([.F34]))" office:value-type="string" office:string-value="3-212019" calcext:value-type="string">
            <text:p>3-21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1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456.099679098614</text:p>
          </table:table-cell>
          <table:table-cell office:value-type="float" office:value="114" calcext:value-type="float">
            <text:p>114</text:p>
          </table:table-cell>
          <table:table-cell office:value-type="float" office:value="94055" calcext:value-type="float">
            <text:p>94055</text:p>
          </table:table-cell>
          <table:table-cell office:value-type="float" office:value="134965" calcext:value-type="float">
            <text:p>134965</text:p>
          </table:table-cell>
          <table:table-cell/>
          <table:table-cell table:formula="of:=CONCATENATE(MONTH([.F35]);&quot;-&quot;;DAY([.F35]); YEAR([.F35]))" office:value-type="string" office:string-value="3-212020" calcext:value-type="string">
            <text:p>3-21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0345" calcext:value-type="float">
            <text:p>4034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36]);&quot;-&quot;;DAY([.F36]))" office:value-type="string" office:string-value="3-22" calcext:value-type="string">
            <text:p>3-2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2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156.065302013291</text:p>
          </table:table-cell>
          <table:table-cell office:value-type="string" calcext:value-type="string">
            <text:p>56.5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37]);&quot;-&quot;;DAY([.F37]))" office:value-type="string" office:string-value="3-22" calcext:value-type="string">
            <text:p>3-2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2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66.31</text:p>
          </table:table-cell>
          <table:table-cell/>
          <table:table-cell table:formula="of:=CONCATENATE(MONTH([.F38]);&quot;-&quot;;DAY([.F38]))" office:value-type="string" office:string-value="3-22" calcext:value-type="string">
            <text:p>3-2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2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212.0502895804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69.48</text:p>
          </table:table-cell>
          <table:table-cell/>
          <table:table-cell table:formula="of:=CONCATENATE(MONTH([.F39]);&quot;-&quot;;DAY([.F39]))" office:value-type="string" office:string-value="3-22" calcext:value-type="string">
            <text:p>3-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2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87035" calcext:value-type="float">
            <text:p>87035</text:p>
          </table:table-cell>
          <table:table-cell office:value-type="float" office:value="134965" calcext:value-type="float">
            <text:p>134965</text:p>
          </table:table-cell>
          <table:table-cell/>
          <table:table-cell table:formula="of:=CONCATENATE(MONTH([.F40]);&quot;-&quot;;DAY([.F40]); YEAR([.F40]))" office:value-type="string" office:string-value="3-222019" calcext:value-type="string">
            <text:p>3-22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2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391.074000634808</text:p>
          </table:table-cell>
          <table:table-cell office:value-type="string" calcext:value-type="string">
            <text:p>114.5</text:p>
          </table:table-cell>
          <table:table-cell office:value-type="float" office:value="94055" calcext:value-type="float">
            <text:p>94055</text:p>
          </table:table-cell>
          <table:table-cell office:value-type="string" calcext:value-type="string">
            <text:p>136.31</text:p>
          </table:table-cell>
          <table:table-cell/>
          <table:table-cell table:formula="of:=CONCATENATE(MONTH([.F41]);&quot;-&quot;;DAY([.F41]); YEAR([.F41]))" office:value-type="string" office:string-value="3-222020" calcext:value-type="string">
            <text:p>3-22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string" calcext:value-type="string">
            <text:p>56.5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42]);&quot;-&quot;;DAY([.F42]))" office:value-type="string" office:string-value="3-23" calcext:value-type="string">
            <text:p>3-23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218.0763107914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2.69</text:p>
          </table:table-cell>
          <table:table-cell office:value-type="string" calcext:value-type="string">
            <text:p>69.48</text:p>
          </table:table-cell>
          <table:table-cell/>
          <table:table-cell table:formula="of:=CONCATENATE(MONTH([.F43]);&quot;-&quot;;DAY([.F43]))" office:value-type="string" office:string-value="3-23" calcext:value-type="string">
            <text:p>3-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3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string" calcext:value-type="string">
            <text:p>117.5</text:p>
          </table:table-cell>
          <table:table-cell office:value-type="float" office:value="94055" calcext:value-type="float">
            <text:p>94055</text:p>
          </table:table-cell>
          <table:table-cell office:value-type="string" calcext:value-type="string">
            <text:p>136.31</text:p>
          </table:table-cell>
          <table:table-cell/>
          <table:table-cell table:formula="of:=CONCATENATE(MONTH([.F44]);&quot;-&quot;;DAY([.F44]); YEAR([.F44]))" office:value-type="string" office:string-value="3-232019" calcext:value-type="string">
            <text:p>3-23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3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398.087589305564</text:p>
          </table:table-cell>
          <table:table-cell office:value-type="string" calcext:value-type="string">
            <text:p>114.5</text:p>
          </table:table-cell>
          <table:table-cell office:value-type="string" calcext:value-type="string">
            <text:p>98.38</text:p>
          </table:table-cell>
          <table:table-cell office:value-type="string" calcext:value-type="string">
            <text:p>136.31</text:p>
          </table:table-cell>
          <table:table-cell/>
          <table:table-cell table:formula="of:=CONCATENATE(MONTH([.F45]);&quot;-&quot;;DAY([.F45]); YEAR([.F45]))" office:value-type="string" office:string-value="3-232020" calcext:value-type="string">
            <text:p>3-23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4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69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46]);&quot;-&quot;;DAY([.F46]))" office:value-type="string" office:string-value="3-24" calcext:value-type="string">
            <text:p>3-24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256.0563041304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.69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47]);&quot;-&quot;;DAY([.F47]))" office:value-type="string" office:string-value="3-24" calcext:value-type="string">
            <text:p>3-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4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99.69</text:p>
          </table:table-cell>
          <table:table-cell office:value-type="string" calcext:value-type="string">
            <text:p>136.31</text:p>
          </table:table-cell>
          <table:table-cell/>
          <table:table-cell table:formula="of:=CONCATENATE(MONTH([.F48]);&quot;-&quot;;DAY([.F48]); YEAR([.F48]))" office:value-type="string" office:string-value="3-242019" calcext:value-type="string">
            <text:p>3-24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4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518.06416280735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8.07</text:p>
          </table:table-cell>
          <table:table-cell office:value-type="float" office:value="138395" calcext:value-type="float">
            <text:p>138395</text:p>
          </table:table-cell>
          <table:table-cell/>
          <table:table-cell table:formula="of:=CONCATENATE(MONTH([.F49]);&quot;-&quot;;DAY([.F49]); YEAR([.F49]))" office:value-type="string" office:string-value="3-242020" calcext:value-type="string">
            <text:p>3-24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5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76.72</text:p>
          </table:table-cell>
          <table:table-cell/>
          <table:table-cell table:formula="of:=CONCATENATE(MONTH([.F50]);&quot;-&quot;;DAY([.F50]))" office:value-type="string" office:string-value="3-25" calcext:value-type="string">
            <text:p>3-2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0.0703880261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75.34</text:p>
          </table:table-cell>
          <table:table-cell/>
          <table:table-cell table:formula="of:=CONCATENATE(MONTH([.F51]);&quot;-&quot;;DAY([.F51]))" office:value-type="string" office:string-value="3-25" calcext:value-type="string">
            <text:p>3-2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5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282.080639036615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52]);&quot;-&quot;;DAY([.F52]))" office:value-type="string" office:string-value="3-25" calcext:value-type="string">
            <text:p>3-2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43.69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53]);&quot;-&quot;;DAY([.F53]))" office:value-type="string" office:string-value="3-25" calcext:value-type="string">
            <text:p>3-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5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98.07</text:p>
          </table:table-cell>
          <table:table-cell office:value-type="float" office:value="138395" calcext:value-type="float">
            <text:p>138395</text:p>
          </table:table-cell>
          <table:table-cell/>
          <table:table-cell table:formula="of:=CONCATENATE(MONTH([.F54]);&quot;-&quot;;DAY([.F54]); YEAR([.F54]))" office:value-type="string" office:string-value="3-252019" calcext:value-type="string">
            <text:p>3-25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5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512.1002939864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8.07</text:p>
          </table:table-cell>
          <table:table-cell office:value-type="float" office:value="138395" calcext:value-type="float">
            <text:p>138395</text:p>
          </table:table-cell>
          <table:table-cell/>
          <table:table-cell table:formula="of:=CONCATENATE(MONTH([.F55]);&quot;-&quot;;DAY([.F55]); YEAR([.F55]))" office:value-type="string" office:string-value="3-252020" calcext:value-type="string">
            <text:p>3-25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6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56]);&quot;-&quot;;DAY([.F56]))" office:value-type="string" office:string-value="3-26" calcext:value-type="string">
            <text:p>3-26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297.0664131158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57]);&quot;-&quot;;DAY([.F57]))" office:value-type="string" office:string-value="3-26" calcext:value-type="string">
            <text:p>3-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6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38</text:p>
          </table:table-cell>
          <table:table-cell office:value-type="float" office:value="138395" calcext:value-type="float">
            <text:p>138395</text:p>
          </table:table-cell>
          <table:table-cell/>
          <table:table-cell table:formula="of:=CONCATENATE(MONTH([.F58]);&quot;-&quot;;DAY([.F58]); YEAR([.F58]))" office:value-type="string" office:string-value="3-262019" calcext:value-type="string">
            <text:p>3-26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6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string" calcext:value-type="string">
            <text:p>552.0759577595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38</text:p>
          </table:table-cell>
          <table:table-cell office:value-type="float" office:value="139085" calcext:value-type="float">
            <text:p>139085</text:p>
          </table:table-cell>
          <table:table-cell/>
          <table:table-cell table:formula="of:=CONCATENATE(MONTH([.F59]);&quot;-&quot;;DAY([.F59]); YEAR([.F59]))" office:value-type="string" office:string-value="3-262020" calcext:value-type="string">
            <text:p>3-26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72.93</text:p>
          </table:table-cell>
          <table:table-cell/>
          <table:table-cell table:formula="of:=CONCATENATE(MONTH([.F60]);&quot;-&quot;;DAY([.F60]))" office:value-type="string" office:string-value="3-27" calcext:value-type="string">
            <text:p>3-27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7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303.0863077357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74.31</text:p>
          </table:table-cell>
          <table:table-cell/>
          <table:table-cell table:formula="of:=CONCATENATE(MONTH([.F61]);&quot;-&quot;;DAY([.F61]))" office:value-type="string" office:string-value="3-27" calcext:value-type="string">
            <text:p>3-27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7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215.116667089284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1.76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62]);&quot;-&quot;;DAY([.F62]))" office:value-type="string" office:string-value="3-27" calcext:value-type="string">
            <text:p>3-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7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38</text:p>
          </table:table-cell>
          <table:table-cell office:value-type="float" office:value="139085" calcext:value-type="float">
            <text:p>139085</text:p>
          </table:table-cell>
          <table:table-cell/>
          <table:table-cell table:formula="of:=CONCATENATE(MONTH([.F63]);&quot;-&quot;;DAY([.F63]); YEAR([.F63]))" office:value-type="string" office:string-value="3-272019" calcext:value-type="string">
            <text:p>3-27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7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551.1326834155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38</text:p>
          </table:table-cell>
          <table:table-cell office:value-type="float" office:value="139085" calcext:value-type="float">
            <text:p>139085</text:p>
          </table:table-cell>
          <table:table-cell/>
          <table:table-cell table:formula="of:=CONCATENATE(MONTH([.F64]);&quot;-&quot;;DAY([.F64]); YEAR([.F64]))" office:value-type="string" office:string-value="3-272020" calcext:value-type="string">
            <text:p>3-27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8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.76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65]);&quot;-&quot;;DAY([.F65]))" office:value-type="string" office:string-value="3-28" calcext:value-type="string">
            <text:p>3-2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8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250.1178286672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1.07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66]);&quot;-&quot;;DAY([.F66]))" office:value-type="string" office:string-value="3-28" calcext:value-type="string">
            <text:p>3-2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8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74.31</text:p>
          </table:table-cell>
          <table:table-cell/>
          <table:table-cell table:formula="of:=CONCATENATE(MONTH([.F67]);&quot;-&quot;;DAY([.F67]))" office:value-type="string" office:string-value="3-28" calcext:value-type="string">
            <text:p>3-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8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7.38</text:p>
          </table:table-cell>
          <table:table-cell office:value-type="float" office:value="139085" calcext:value-type="float">
            <text:p>139085</text:p>
          </table:table-cell>
          <table:table-cell/>
          <table:table-cell table:formula="of:=CONCATENATE(MONTH([.F68]);&quot;-&quot;;DAY([.F68]); YEAR([.F68]))" office:value-type="string" office:string-value="3-282019" calcext:value-type="string">
            <text:p>3-28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8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592.1468127308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69]);&quot;-&quot;;DAY([.F69]); YEAR([.F69]))" office:value-type="string" office:string-value="3-282020" calcext:value-type="string">
            <text:p>3-28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9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223.0749706219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1.07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70]);&quot;-&quot;;DAY([.F70]))" office:value-type="string" office:string-value="3-29" calcext:value-type="string">
            <text:p>3-2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9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74.31</text:p>
          </table:table-cell>
          <table:table-cell/>
          <table:table-cell table:formula="of:=CONCATENATE(MONTH([.F71]);&quot;-&quot;;DAY([.F71]))" office:value-type="string" office:string-value="3-29" calcext:value-type="string">
            <text:p>3-2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291.0660564866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3.31</text:p>
          </table:table-cell>
          <table:table-cell/>
          <table:table-cell table:formula="of:=CONCATENATE(MONTH([.F72]);&quot;-&quot;;DAY([.F72]))" office:value-type="string" office:string-value="3-29" calcext:value-type="string">
            <text:p>3-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29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73]);&quot;-&quot;;DAY([.F73]); YEAR([.F73]))" office:value-type="string" office:string-value="3-292019" calcext:value-type="string">
            <text:p>3-29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29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string" calcext:value-type="string">
            <text:p>534.09317888188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74]);&quot;-&quot;;DAY([.F74]); YEAR([.F74]))" office:value-type="string" office:string-value="3-292020" calcext:value-type="string">
            <text:p>3-29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30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2.62</text:p>
          </table:table-cell>
          <table:table-cell/>
          <table:table-cell table:formula="of:=CONCATENATE(MONTH([.F75]);&quot;-&quot;;DAY([.F75]))" office:value-type="string" office:string-value="3-30" calcext:value-type="string">
            <text:p>3-3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3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244.093991156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3.31</text:p>
          </table:table-cell>
          <table:table-cell/>
          <table:table-cell table:formula="of:=CONCATENATE(MONTH([.F76]);&quot;-&quot;;DAY([.F76]))" office:value-type="string" office:string-value="3-30" calcext:value-type="string">
            <text:p>3-3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30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.76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77]);&quot;-&quot;;DAY([.F77]))" office:value-type="string" office:string-value="3-30" calcext:value-type="string">
            <text:p>3-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30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78]);&quot;-&quot;;DAY([.F78]); YEAR([.F78]))" office:value-type="string" office:string-value="3-302019" calcext:value-type="string">
            <text:p>3-30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3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487.10576939179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79]);&quot;-&quot;;DAY([.F79]); YEAR([.F79]))" office:value-type="string" office:string-value="3-302020" calcext:value-type="string">
            <text:p>3-30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31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.83</text:p>
          </table:table-cell>
          <table:table-cell office:value-type="float" office:value="78445" calcext:value-type="float">
            <text:p>78445</text:p>
          </table:table-cell>
          <table:table-cell/>
          <table:table-cell table:formula="of:=CONCATENATE(MONTH([.F80]);&quot;-&quot;;DAY([.F80]))" office:value-type="string" office:string-value="3-31" calcext:value-type="string">
            <text:p>3-3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203.08398291021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42.69</text:p>
          </table:table-cell>
          <table:table-cell office:value-type="string" calcext:value-type="string">
            <text:p>74.12</text:p>
          </table:table-cell>
          <table:table-cell/>
          <table:table-cell table:formula="of:=CONCATENATE(MONTH([.F81]);&quot;-&quot;;DAY([.F81]))" office:value-type="string" office:string-value="3-31" calcext:value-type="string">
            <text:p>3-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3-31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5.38</text:p>
          </table:table-cell>
          <table:table-cell office:value-type="string" calcext:value-type="string">
            <text:p>139.43</text:p>
          </table:table-cell>
          <table:table-cell/>
          <table:table-cell table:formula="of:=CONCATENATE(MONTH([.F82]);&quot;-&quot;;DAY([.F82]); YEAR([.F82]))" office:value-type="string" office:string-value="3-312019" calcext:value-type="string">
            <text:p>3-31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3-31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474.10317682794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5.38</text:p>
          </table:table-cell>
          <table:table-cell office:value-type="float" office:value="138155" calcext:value-type="float">
            <text:p>138155</text:p>
          </table:table-cell>
          <table:table-cell/>
          <table:table-cell table:formula="of:=CONCATENATE(MONTH([.F83]);&quot;-&quot;;DAY([.F83]); YEAR([.F83]))" office:value-type="string" office:string-value="3-312020" calcext:value-type="string">
            <text:p>3-31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1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74.12</text:p>
          </table:table-cell>
          <table:table-cell/>
          <table:table-cell table:formula="of:=CONCATENATE(MONTH([.F84]);&quot;-&quot;;DAY([.F84]))" office:value-type="string" office:string-value="4-1" calcext:value-type="string">
            <text:p>4-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1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199.1742790402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3.31</text:p>
          </table:table-cell>
          <table:table-cell/>
          <table:table-cell table:formula="of:=CONCATENATE(MONTH([.F85]);&quot;-&quot;;DAY([.F85]))" office:value-type="string" office:string-value="4-1" calcext:value-type="string">
            <text:p>4-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1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1.93</text:p>
          </table:table-cell>
          <table:table-cell/>
          <table:table-cell table:formula="of:=CONCATENATE(MONTH([.F86]);&quot;-&quot;;DAY([.F86]))" office:value-type="string" office:string-value="4-1" calcext:value-type="string">
            <text:p>4-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193.1078149669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2.69</text:p>
          </table:table-cell>
          <table:table-cell office:value-type="string" calcext:value-type="string">
            <text:p>74.12</text:p>
          </table:table-cell>
          <table:table-cell/>
          <table:table-cell table:formula="of:=CONCATENATE(MONTH([.F87]);&quot;-&quot;;DAY([.F87]))" office:value-type="string" office:string-value="4-1" calcext:value-type="string">
            <text:p>4-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8.31</text:p>
          </table:table-cell>
          <table:table-cell/>
          <table:table-cell table:formula="of:=CONCATENATE(MONTH([.F88]);&quot;-&quot;;DAY([.F88]))" office:value-type="string" office:string-value="4-10" calcext:value-type="string">
            <text:p>4-1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7.8421723770093</text:p>
          </table:table-cell>
          <table:table-cell office:value-type="string" calcext:value-type="string">
            <text:p>45.4688528608819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3.93</text:p>
          </table:table-cell>
          <table:table-cell/>
          <table:table-cell table:formula="of:=CONCATENATE(MONTH([.F89]);&quot;-&quot;;DAY([.F89]))" office:value-type="string" office:string-value="4-10" calcext:value-type="string">
            <text:p>4-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10</text:p>
          </table:table-cell>
          <table:table-cell table:number-columns-repeated="3" office:value-type="float" office:value="131" calcext:value-type="float">
            <text:p>131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92.38</text:p>
          </table:table-cell>
          <table:table-cell office:value-type="float" office:value="132155" calcext:value-type="float">
            <text:p>132155</text:p>
          </table:table-cell>
          <table:table-cell/>
          <table:table-cell table:formula="of:=CONCATENATE(MONTH([.F90]);&quot;-&quot;;DAY([.F90]); YEAR([.F90]))" office:value-type="string" office:string-value="4-102019" calcext:value-type="string">
            <text:p>4-10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7.5372935418635</text:p>
          </table:table-cell>
          <table:table-cell office:value-type="string" calcext:value-type="string">
            <text:p>98.76856775152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91]);&quot;-&quot;;DAY([.F91]); YEAR([.F91]))" office:value-type="string" office:string-value="4-102020" calcext:value-type="string">
            <text:p>4-10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3.93</text:p>
          </table:table-cell>
          <table:table-cell/>
          <table:table-cell table:formula="of:=CONCATENATE(MONTH([.F92]);&quot;-&quot;;DAY([.F92]))" office:value-type="string" office:string-value="4-11" calcext:value-type="string">
            <text:p>4-1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3.8441453711109</text:p>
          </table:table-cell>
          <table:table-cell office:value-type="string" calcext:value-type="string">
            <text:p>44.50255437895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3.93</text:p>
          </table:table-cell>
          <table:table-cell/>
          <table:table-cell table:formula="of:=CONCATENATE(MONTH([.F93]);&quot;-&quot;;DAY([.F93]))" office:value-type="string" office:string-value="4-11" calcext:value-type="string">
            <text:p>4-1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1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8.31</text:p>
          </table:table-cell>
          <table:table-cell/>
          <table:table-cell table:formula="of:=CONCATENATE(MONTH([.F94]);&quot;-&quot;;DAY([.F94]))" office:value-type="string" office:string-value="4-11" calcext:value-type="string">
            <text:p>4-11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3.060942266701</text:p>
          </table:table-cell>
          <table:table-cell office:value-type="string" calcext:value-type="string">
            <text:p>52.2839010394985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8.31</text:p>
          </table:table-cell>
          <table:table-cell/>
          <table:table-cell table:formula="of:=CONCATENATE(MONTH([.F95]);&quot;-&quot;;DAY([.F95]))" office:value-type="string" office:string-value="4-11" calcext:value-type="string">
            <text:p>4-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11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96]);&quot;-&quot;;DAY([.F96]); YEAR([.F96]))" office:value-type="string" office:string-value="4-112019" calcext:value-type="string">
            <text:p>4-11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6.1034720235667</text:p>
          </table:table-cell>
          <table:table-cell office:value-type="string" calcext:value-type="string">
            <text:p>100.238161106707</text:p>
          </table:table-cell>
          <table:table-cell office:value-type="string" calcext:value-type="string">
            <text:p>114.5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97]);&quot;-&quot;;DAY([.F97]); YEAR([.F97]))" office:value-type="string" office:string-value="4-112020" calcext:value-type="string">
            <text:p>4-11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2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68.31</text:p>
          </table:table-cell>
          <table:table-cell/>
          <table:table-cell table:formula="of:=CONCATENATE(MONTH([.F98]);&quot;-&quot;;DAY([.F98]))" office:value-type="string" office:string-value="4-12" calcext:value-type="string">
            <text:p>4-1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.1907459200088</text:p>
          </table:table-cell>
          <table:table-cell office:value-type="string" calcext:value-type="string">
            <text:p>37.182445557967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71.48</text:p>
          </table:table-cell>
          <table:table-cell/>
          <table:table-cell table:formula="of:=CONCATENATE(MONTH([.F99]);&quot;-&quot;;DAY([.F99]))" office:value-type="string" office:string-value="4-12" calcext:value-type="string">
            <text:p>4-1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1653480969784</text:p>
          </table:table-cell>
          <table:table-cell office:value-type="string" calcext:value-type="string">
            <text:p>38.21111026609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73.93</text:p>
          </table:table-cell>
          <table:table-cell/>
          <table:table-cell table:formula="of:=CONCATENATE(MONTH([.F100]);&quot;-&quot;;DAY([.F100]))" office:value-type="string" office:string-value="4-12" calcext:value-type="string">
            <text:p>4-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1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5.38</text:p>
          </table:table-cell>
          <table:table-cell office:value-type="float" office:value="138155" calcext:value-type="float">
            <text:p>138155</text:p>
          </table:table-cell>
          <table:table-cell/>
          <table:table-cell table:formula="of:=CONCATENATE(MONTH([.F101]);&quot;-&quot;;DAY([.F101]); YEAR([.F101]))" office:value-type="string" office:string-value="4-12019" calcext:value-type="string">
            <text:p>4-1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418.876160194049</text:p>
          </table:table-cell>
          <table:table-cell office:value-type="string" calcext:value-type="string">
            <text:p>419.18693722937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5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02]);&quot;-&quot;;DAY([.F102]); YEAR([.F102]))" office:value-type="string" office:string-value="4-12020" calcext:value-type="string">
            <text:p>4-12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12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103]);&quot;-&quot;;DAY([.F103]); YEAR([.F103]))" office:value-type="string" office:string-value="4-122019" calcext:value-type="string">
            <text:p>4-12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9.0404743498726</text:p>
          </table:table-cell>
          <table:table-cell office:value-type="string" calcext:value-type="string">
            <text:p>75.3285497159463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104]);&quot;-&quot;;DAY([.F104]); YEAR([.F104]))" office:value-type="string" office:string-value="4-122020" calcext:value-type="string">
            <text:p>4-12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3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73.93</text:p>
          </table:table-cell>
          <table:table-cell/>
          <table:table-cell table:formula="of:=CONCATENATE(MONTH([.F105]);&quot;-&quot;;DAY([.F105]))" office:value-type="string" office:string-value="4-13" calcext:value-type="string">
            <text:p>4-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13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2.38</text:p>
          </table:table-cell>
          <table:table-cell office:value-type="string" calcext:value-type="string">
            <text:p>134.86</text:p>
          </table:table-cell>
          <table:table-cell/>
          <table:table-cell table:formula="of:=CONCATENATE(MONTH([.F106]);&quot;-&quot;;DAY([.F106]); YEAR([.F106]))" office:value-type="string" office:string-value="4-132019" calcext:value-type="string">
            <text:p>4-13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5.2103980168731</text:p>
          </table:table-cell>
          <table:table-cell office:value-type="string" calcext:value-type="string">
            <text:p>115.0671526954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2.38</text:p>
          </table:table-cell>
          <table:table-cell office:value-type="float" office:value="134515" calcext:value-type="float">
            <text:p>134515</text:p>
          </table:table-cell>
          <table:table-cell/>
          <table:table-cell table:formula="of:=CONCATENATE(MONTH([.F107]);&quot;-&quot;;DAY([.F107]); YEAR([.F107]))" office:value-type="string" office:string-value="4-132020" calcext:value-type="string">
            <text:p>4-13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71.93</text:p>
          </table:table-cell>
          <table:table-cell/>
          <table:table-cell table:formula="of:=CONCATENATE(MONTH([.F108]);&quot;-&quot;;DAY([.F108]))" office:value-type="string" office:string-value="4-2" calcext:value-type="string">
            <text:p>4-2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2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146.1832000894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73.31</text:p>
          </table:table-cell>
          <table:table-cell/>
          <table:table-cell table:formula="of:=CONCATENATE(MONTH([.F109]);&quot;-&quot;;DAY([.F109]))" office:value-type="string" office:string-value="4-2" calcext:value-type="string">
            <text:p>4-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2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5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10]);&quot;-&quot;;DAY([.F110]); YEAR([.F110]))" office:value-type="string" office:string-value="4-22019" calcext:value-type="string">
            <text:p>4-2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94.850464691679</text:p>
          </table:table-cell>
          <table:table-cell office:value-type="string" calcext:value-type="string">
            <text:p>295.217717431287</text:p>
          </table:table-cell>
          <table:table-cell office:value-type="string" calcext:value-type="string">
            <text:p>113.25</text:p>
          </table:table-cell>
          <table:table-cell office:value-type="string" calcext:value-type="string">
            <text:p>95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11]);&quot;-&quot;;DAY([.F111]); YEAR([.F111]))" office:value-type="string" office:string-value="4-22020" calcext:value-type="string">
            <text:p>4-2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3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07</text:p>
          </table:table-cell>
          <table:table-cell office:value-type="string" calcext:value-type="string">
            <text:p>74.12</text:p>
          </table:table-cell>
          <table:table-cell/>
          <table:table-cell table:formula="of:=CONCATENATE(MONTH([.F112]);&quot;-&quot;;DAY([.F112]))" office:value-type="string" office:string-value="4-3" calcext:value-type="string">
            <text:p>4-3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4.7370190681261</text:p>
          </table:table-cell>
          <table:table-cell office:value-type="string" calcext:value-type="string">
            <text:p>75.37062603390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07</text:p>
          </table:table-cell>
          <table:table-cell office:value-type="float" office:value="72465" calcext:value-type="float">
            <text:p>72465</text:p>
          </table:table-cell>
          <table:table-cell/>
          <table:table-cell table:formula="of:=CONCATENATE(MONTH([.F113]);&quot;-&quot;;DAY([.F113]))" office:value-type="string" office:string-value="4-3" calcext:value-type="string">
            <text:p>4-3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9.7376811394987</text:p>
          </table:table-cell>
          <table:table-cell office:value-type="string" calcext:value-type="string">
            <text:p>70.36916114029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71.62</text:p>
          </table:table-cell>
          <table:table-cell/>
          <table:table-cell table:formula="of:=CONCATENATE(MONTH([.F114]);&quot;-&quot;;DAY([.F114]))" office:value-type="string" office:string-value="4-3" calcext:value-type="string">
            <text:p>4-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3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3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15]);&quot;-&quot;;DAY([.F115]); YEAR([.F115]))" office:value-type="string" office:string-value="4-32019" calcext:value-type="string">
            <text:p>4-3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66.603990801844</text:p>
          </table:table-cell>
          <table:table-cell office:value-type="string" calcext:value-type="string">
            <text:p>167.501938899602</text:p>
          </table:table-cell>
          <table:table-cell office:value-type="string" calcext:value-type="string">
            <text:p>114.75</text:p>
          </table:table-cell>
          <table:table-cell office:value-type="string" calcext:value-type="string">
            <text:p>95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16]);&quot;-&quot;;DAY([.F116]); YEAR([.F116]))" office:value-type="string" office:string-value="4-32020" calcext:value-type="string">
            <text:p>4-3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4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69.62</text:p>
          </table:table-cell>
          <table:table-cell/>
          <table:table-cell table:formula="of:=CONCATENATE(MONTH([.F117]);&quot;-&quot;;DAY([.F117]))" office:value-type="string" office:string-value="4-4" calcext:value-type="string">
            <text:p>4-4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4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76</text:p>
          </table:table-cell>
          <table:table-cell office:value-type="float" office:value="72465" calcext:value-type="float">
            <text:p>72465</text:p>
          </table:table-cell>
          <table:table-cell/>
          <table:table-cell table:formula="of:=CONCATENATE(MONTH([.F118]);&quot;-&quot;;DAY([.F118]))" office:value-type="string" office:string-value="4-4" calcext:value-type="string">
            <text:p>4-4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6929683352039</text:p>
          </table:table-cell>
          <table:table-cell office:value-type="string" calcext:value-type="string">
            <text:p>58.42456635724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7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MONTH([.F119]);&quot;-&quot;;DAY([.F119]))" office:value-type="string" office:string-value="4-4" calcext:value-type="string">
            <text:p>4-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4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3.38</text:p>
          </table:table-cell>
          <table:table-cell office:value-type="float" office:value="138655" calcext:value-type="float">
            <text:p>138655</text:p>
          </table:table-cell>
          <table:table-cell/>
          <table:table-cell table:formula="of:=CONCATENATE(MONTH([.F120]);&quot;-&quot;;DAY([.F120]); YEAR([.F120]))" office:value-type="string" office:string-value="4-42019" calcext:value-type="string">
            <text:p>4-4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3.553211215107</text:p>
          </table:table-cell>
          <table:table-cell office:value-type="string" calcext:value-type="string">
            <text:p>115.56075357238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138.31</text:p>
          </table:table-cell>
          <table:table-cell/>
          <table:table-cell table:formula="of:=CONCATENATE(MONTH([.F121]);&quot;-&quot;;DAY([.F121]); YEAR([.F121]))" office:value-type="string" office:string-value="4-42020" calcext:value-type="string">
            <text:p>4-4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5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69.62</text:p>
          </table:table-cell>
          <table:table-cell/>
          <table:table-cell table:formula="of:=CONCATENATE(MONTH([.F122]);&quot;-&quot;;DAY([.F122]))" office:value-type="string" office:string-value="4-5" calcext:value-type="string">
            <text:p>4-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.7574363640091</text:p>
          </table:table-cell>
          <table:table-cell office:value-type="string" calcext:value-type="string">
            <text:p>63.35245025600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69.62</text:p>
          </table:table-cell>
          <table:table-cell/>
          <table:table-cell table:formula="of:=CONCATENATE(MONTH([.F123]);&quot;-&quot;;DAY([.F123]))" office:value-type="string" office:string-value="4-5" calcext:value-type="string">
            <text:p>4-5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7932714519734</text:p>
          </table:table-cell>
          <table:table-cell office:value-type="string" calcext:value-type="string">
            <text:p>62.3074611509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1.7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MONTH([.F124]);&quot;-&quot;;DAY([.F124]))" office:value-type="string" office:string-value="4-5" calcext:value-type="string">
            <text:p>4-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5</text:p>
          </table:table-cell>
          <table:table-cell table:number-columns-repeated="3"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4.76</text:p>
          </table:table-cell>
          <table:table-cell office:value-type="string" calcext:value-type="string">
            <text:p>136.93</text:p>
          </table:table-cell>
          <table:table-cell/>
          <table:table-cell table:formula="of:=CONCATENATE(MONTH([.F125]);&quot;-&quot;;DAY([.F125]); YEAR([.F125]))" office:value-type="string" office:string-value="4-52019" calcext:value-type="string">
            <text:p>4-5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5.656204364063</text:p>
          </table:table-cell>
          <table:table-cell office:value-type="string" calcext:value-type="string">
            <text:p>136.448101653289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138.31</text:p>
          </table:table-cell>
          <table:table-cell/>
          <table:table-cell table:formula="of:=CONCATENATE(MONTH([.F126]);&quot;-&quot;;DAY([.F126]); YEAR([.F126]))" office:value-type="string" office:string-value="4-52020" calcext:value-type="string">
            <text:p>4-5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6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41.76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MONTH([.F127]);&quot;-&quot;;DAY([.F127]))" office:value-type="string" office:string-value="4-6" calcext:value-type="string">
            <text:p>4-6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.58339601709</text:p>
          </table:table-cell>
          <table:table-cell office:value-type="string" calcext:value-type="string">
            <text:p>62.55509154929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71.31</text:p>
          </table:table-cell>
          <table:table-cell/>
          <table:table-cell table:formula="of:=CONCATENATE(MONTH([.F128]);&quot;-&quot;;DAY([.F128]))" office:value-type="string" office:string-value="4-6" calcext:value-type="string">
            <text:p>4-6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6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69.62</text:p>
          </table:table-cell>
          <table:table-cell/>
          <table:table-cell table:formula="of:=CONCATENATE(MONTH([.F129]);&quot;-&quot;;DAY([.F129]))" office:value-type="string" office:string-value="4-6" calcext:value-type="string">
            <text:p>4-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6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5.45</text:p>
          </table:table-cell>
          <table:table-cell office:value-type="string" calcext:value-type="string">
            <text:p>136.93</text:p>
          </table:table-cell>
          <table:table-cell/>
          <table:table-cell table:formula="of:=CONCATENATE(MONTH([.F130]);&quot;-&quot;;DAY([.F130]); YEAR([.F130]))" office:value-type="string" office:string-value="4-62019" calcext:value-type="string">
            <text:p>4-6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27.318682482518</text:p>
          </table:table-cell>
          <table:table-cell office:value-type="string" calcext:value-type="string">
            <text:p>129.821174673244</text:p>
          </table:table-cell>
          <table:table-cell office:value-type="string" calcext:value-type="string">
            <text:p>111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38.31</text:p>
          </table:table-cell>
          <table:table-cell/>
          <table:table-cell table:formula="of:=CONCATENATE(MONTH([.F131]);&quot;-&quot;;DAY([.F131]); YEAR([.F131]))" office:value-type="string" office:string-value="4-62020" calcext:value-type="string">
            <text:p>4-6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1.6219907686406</text:p>
          </table:table-cell>
          <table:table-cell office:value-type="string" calcext:value-type="string">
            <text:p>53.50675861102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69.93</text:p>
          </table:table-cell>
          <table:table-cell/>
          <table:table-cell table:formula="of:=CONCATENATE(MONTH([.F132]);&quot;-&quot;;DAY([.F132]))" office:value-type="string" office:string-value="4-7" calcext:value-type="string">
            <text:p>4-7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71.31</text:p>
          </table:table-cell>
          <table:table-cell/>
          <table:table-cell table:formula="of:=CONCATENATE(MONTH([.F133]);&quot;-&quot;;DAY([.F133]))" office:value-type="string" office:string-value="4-7" calcext:value-type="string">
            <text:p>4-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7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95.45</text:p>
          </table:table-cell>
          <table:table-cell office:value-type="string" calcext:value-type="string">
            <text:p>136.93</text:p>
          </table:table-cell>
          <table:table-cell/>
          <table:table-cell table:formula="of:=CONCATENATE(MONTH([.F134]);&quot;-&quot;;DAY([.F134]); YEAR([.F134]))" office:value-type="string" office:string-value="4-72019" calcext:value-type="string">
            <text:p>4-7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6.389499401255</text:p>
          </table:table-cell>
          <table:table-cell office:value-type="string" calcext:value-type="string">
            <text:p>118.740478839336</text:p>
          </table:table-cell>
          <table:table-cell office:value-type="string" calcext:value-type="string">
            <text:p>112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38.31</text:p>
          </table:table-cell>
          <table:table-cell/>
          <table:table-cell table:formula="of:=CONCATENATE(MONTH([.F135]);&quot;-&quot;;DAY([.F135]); YEAR([.F135]))" office:value-type="string" office:string-value="4-72020" calcext:value-type="string">
            <text:p>4-7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8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24</text:p>
          </table:table-cell>
          <table:table-cell/>
          <table:table-cell table:formula="of:=CONCATENATE(MONTH([.F136]);&quot;-&quot;;DAY([.F136]))" office:value-type="string" office:string-value="4-8" calcext:value-type="string">
            <text:p>4-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.3281907928013</text:p>
          </table:table-cell>
          <table:table-cell office:value-type="string" calcext:value-type="string">
            <text:p>62.83688981034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68.86</text:p>
          </table:table-cell>
          <table:table-cell/>
          <table:table-cell table:formula="of:=CONCATENATE(MONTH([.F137]);&quot;-&quot;;DAY([.F137]))" office:value-type="string" office:string-value="4-8" calcext:value-type="string">
            <text:p>4-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8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69.93</text:p>
          </table:table-cell>
          <table:table-cell/>
          <table:table-cell table:formula="of:=CONCATENATE(MONTH([.F138]);&quot;-&quot;;DAY([.F138]))" office:value-type="string" office:string-value="4-8" calcext:value-type="string">
            <text:p>4-8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0.4280983838046</text:p>
          </table:table-cell>
          <table:table-cell office:value-type="string" calcext:value-type="string">
            <text:p>51.72474160339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69.24</text:p>
          </table:table-cell>
          <table:table-cell/>
          <table:table-cell table:formula="of:=CONCATENATE(MONTH([.F139]);&quot;-&quot;;DAY([.F139]))" office:value-type="string" office:string-value="4-8" calcext:value-type="string">
            <text:p>4-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8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5.45</text:p>
          </table:table-cell>
          <table:table-cell office:value-type="string" calcext:value-type="string">
            <text:p>136.93</text:p>
          </table:table-cell>
          <table:table-cell/>
          <table:table-cell table:formula="of:=CONCATENATE(MONTH([.F140]);&quot;-&quot;;DAY([.F140]); YEAR([.F140]))" office:value-type="string" office:string-value="4-82019" calcext:value-type="string">
            <text:p>4-8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33.081452660004</text:p>
          </table:table-cell>
          <table:table-cell office:value-type="string" calcext:value-type="string">
            <text:p>136.07578170408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5.76</text:p>
          </table:table-cell>
          <table:table-cell office:value-type="string" calcext:value-type="string">
            <text:p>133.24</text:p>
          </table:table-cell>
          <table:table-cell/>
          <table:table-cell table:formula="of:=CONCATENATE(MONTH([.F141]);&quot;-&quot;;DAY([.F141]); YEAR([.F141]))" office:value-type="string" office:string-value="4-82020" calcext:value-type="string">
            <text:p>4-8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9.24</text:p>
          </table:table-cell>
          <table:table-cell/>
          <table:table-cell table:formula="of:=CONCATENATE(MONTH([.F142]);&quot;-&quot;;DAY([.F142]))" office:value-type="string" office:string-value="4-9" calcext:value-type="string">
            <text:p>4-9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926651288679</text:p>
          </table:table-cell>
          <table:table-cell office:value-type="string" calcext:value-type="string">
            <text:p>35.2761185516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8.31</text:p>
          </table:table-cell>
          <table:table-cell/>
          <table:table-cell table:formula="of:=CONCATENATE(MONTH([.F143]);&quot;-&quot;;DAY([.F143]))" office:value-type="string" office:string-value="4-9" calcext:value-type="string">
            <text:p>4-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19-04-09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string" calcext:value-type="string">
            <text:p>113.75</text:p>
          </table:table-cell>
          <table:table-cell office:value-type="string" calcext:value-type="string">
            <text:p>92.69</text:p>
          </table:table-cell>
          <table:table-cell office:value-type="string" calcext:value-type="string">
            <text:p>133.24</text:p>
          </table:table-cell>
          <table:table-cell/>
          <table:table-cell table:formula="of:=CONCATENATE(MONTH([.F144]);&quot;-&quot;;DAY([.F144]); YEAR([.F144]))" office:value-type="string" office:string-value="4-92019" calcext:value-type="string">
            <text:p>4-92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2020-04-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7.3577329302869</text:p>
          </table:table-cell>
          <table:table-cell office:value-type="string" calcext:value-type="string">
            <text:p>81.84535996572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5.76</text:p>
          </table:table-cell>
          <table:table-cell office:value-type="float" office:value="133585" calcext:value-type="float">
            <text:p>133585</text:p>
          </table:table-cell>
          <table:table-cell/>
          <table:table-cell table:formula="of:=CONCATENATE(MONTH([.F145]);&quot;-&quot;;DAY([.F145]); YEAR([.F145]))" office:value-type="string" office:string-value="4-92020" calcext:value-type="string">
            <text:p>4-92020</text:p>
          </table:table-cell>
          <table:table-cell table:number-columns-repeated="1007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6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17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8.38</text:p>
          </table:table-cell>
          <table:table-cell office:value-type="float" office:value="69085" calcext:value-type="float">
            <text:p>6908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0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6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0345" calcext:value-type="float">
            <text:p>40345</text:p>
          </table:table-cell>
          <table:table-cell office:value-type="string" calcext:value-type="string">
            <text:p>71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69.48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4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035" calcext:value-type="float">
            <text:p>40035</text:p>
          </table:table-cell>
          <table:table-cell office:value-type="string" calcext:value-type="string">
            <text:p>71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6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37.76</text:p>
          </table:table-cell>
          <table:table-cell office:value-type="string" calcext:value-type="string">
            <text:p>75.34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7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37.76</text:p>
          </table:table-cell>
          <table:table-cell office:value-type="string" calcext:value-type="string">
            <text:p>74.6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29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.76</text:p>
          </table:table-cell>
          <table:table-cell office:value-type="float" office:value="78445" calcext:value-type="float">
            <text:p>7844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3-31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1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2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07</text:p>
          </table:table-cell>
          <table:table-cell office:value-type="string" calcext:value-type="string">
            <text:p>74.1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3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71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76</text:p>
          </table:table-cell>
          <table:table-cell office:value-type="float" office:value="72" calcext:value-type="float">
            <text:p>7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7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68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09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69.5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0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0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2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07</text:p>
          </table:table-cell>
          <table:table-cell office:value-type="string" calcext:value-type="string">
            <text:p>73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19-04-13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69</text:p>
          </table:table-cell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160.03497939750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9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17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121.03691893338</text:p>
          </table:table-cell>
          <table:table-cell office:value-type="float" office:value="54" calcext:value-type="float">
            <text:p>54</text:p>
          </table:table-cell>
          <table:table-cell office:value-type="float" office:value="41535" calcext:value-type="float">
            <text:p>41535</text:p>
          </table:table-cell>
          <table:table-cell office:value-type="float" office:value="70465" calcext:value-type="float">
            <text:p>7046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0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249.0629636825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66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1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179.081262465521</text:p>
          </table:table-cell>
          <table:table-cell office:value-type="float" office:value="55" calcext:value-type="float">
            <text:p>55</text:p>
          </table:table-cell>
          <table:table-cell office:value-type="float" office:value="41535" calcext:value-type="float">
            <text:p>41535</text:p>
          </table:table-cell>
          <table:table-cell office:value-type="string" calcext:value-type="string">
            <text:p>71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166.056108006743</text:p>
          </table:table-cell>
          <table:table-cell office:value-type="float" office:value="57" calcext:value-type="float">
            <text:p>57</text:p>
          </table:table-cell>
          <table:table-cell office:value-type="float" office:value="42225" calcext:value-type="float">
            <text:p>42225</text:p>
          </table:table-cell>
          <table:table-cell office:value-type="string" calcext:value-type="string">
            <text:p>71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225.0444101917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76.7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6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229.0496529962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76.0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2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312.114211017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74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3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221.066063984276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41.07</text:p>
          </table:table-cell>
          <table:table-cell office:value-type="float" office:value="78445" calcext:value-type="float">
            <text:p>78445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3-31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245.0824263394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73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129.1480389145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07</text:p>
          </table:table-cell>
          <table:table-cell office:value-type="string" calcext:value-type="string">
            <text:p>74.1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0.7028243228187</text:p>
          </table:table-cell>
          <table:table-cell office:value-type="string" calcext:value-type="string">
            <text:p>41.41235372140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71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2.5125000410673</text:p>
          </table:table-cell>
          <table:table-cell office:value-type="string" calcext:value-type="string">
            <text:p>53.630136668115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67.62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0.5529586073775</text:p>
          </table:table-cell>
          <table:table-cell office:value-type="string" calcext:value-type="string">
            <text:p>51.58184119314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24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1.8211361494864</text:p>
          </table:table-cell>
          <table:table-cell office:value-type="string" calcext:value-type="string">
            <text:p>35.3875543927849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0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3.0470622164957</text:p>
          </table:table-cell>
          <table:table-cell office:value-type="string" calcext:value-type="string">
            <text:p>49.25956892454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68.3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4.7453669772642</text:p>
          </table:table-cell>
          <table:table-cell office:value-type="string" calcext:value-type="string">
            <text:p>62.52308221213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73.93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M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drid, Comunidad 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1.5714807242817</text:p>
          </table:table-cell>
          <table:table-cell office:value-type="string" calcext:value-type="string">
            <text:p>59.7260177757799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42.38</text:p>
          </table:table-cell>
          <table:table-cell office:value-type="string" calcext:value-type="string">
            <text:p>71.48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Hoja1.A1:Hoja1.N181" table:display-filter-buttons="true">
          <table:filter>
            <table:filter-and>
              <table:filter-condition table:field-number="4" table:value="all" table:operator="="/>
            </table:filter-and>
          </table:filter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5:54:13.869000000</meta:creation-date>
    <dc:date>2020-04-15T16:06:44.617000000</dc:date>
    <meta:editing-duration>PT12M29S</meta:editing-duration>
    <meta:editing-cycles>3</meta:editing-cycles>
    <meta:generator>LibreOffice/6.4.1.2$Windows_X86_64 LibreOffice_project/4d224e95b98b138af42a64d84056446d09082932</meta:generator>
    <meta:document-statistic meta:table-count="1" meta:cell-count="2317" meta:object-count="0"/>
  </office:meta>
</office:document-meta>
</file>